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statusba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statusba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Configurations2/statusba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progressbar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6/Configurations2/statusba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progressbar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7/Configurations2/statusbar/"/>
  <manifest:file-entry manifest:media-type="" manifest:full-path="Object 7/Configurations2/floater/"/>
  <manifest:file-entry manifest:media-type="" manifest:full-path="Object 7/Configurations2/popupmenu/"/>
  <manifest:file-entry manifest:media-type="" manifest:full-path="Object 7/Configurations2/progressbar/"/>
  <manifest:file-entry manifest:media-type="" manifest:full-path="Object 7/Configurations2/menubar/"/>
  <manifest:file-entry manifest:media-type="" manifest:full-path="Object 7/Configurations2/toolbar/"/>
  <manifest:file-entry manifest:media-type="" manifest:full-path="Object 7/Configurations2/images/Bitmaps/"/>
  <manifest:file-entry manifest:media-type="" manifest:full-path="Object 7/Configurations2/images/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marker-end="Arrow" draw:marker-end-width="0.102cm" draw:textarea-horizontal-align="center" draw:textarea-vertical-align="middle"/>
    </style:style>
    <style:style style:name="gr2" style:family="graphic" style:parent-style-name="standard">
      <style:graphic-properties draw:ole-draw-aspect="1" style:protect="size"/>
    </style:style>
    <style:style style:name="gr3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4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000000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5" style:family="graphic" style:parent-style-name="standard">
      <style:graphic-properties svg:stroke-width="0.025cm" draw:marker-start-width="0.33cm" draw:marker-end="Arrow" draw:marker-end-width="0.127cm" draw:textarea-horizontal-align="center" draw:textarea-vertical-align="middle" fo:padding-top="0.137cm" fo:padding-bottom="0.137cm" fo:padding-left="0.262cm" fo:padding-right="0.262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fill="none" draw:textarea-horizontal-align="justify" draw:textarea-vertical-align="middle" draw:auto-grow-height="false" fo:min-height="0cm" fo:min-width="0cm"/>
    </style:style>
    <style:style style:name="gr8" style:family="graphic" style:parent-style-name="standard">
      <style:graphic-properties draw:stroke="dash" draw:stroke-dash="Ultrafine_20_Dashed" draw:marker-end="Arrow" draw:marker-end-width="0.102cm" draw:textarea-horizontal-align="center" draw:textarea-vertical-align="middle"/>
    </style:style>
    <style:style style:name="gr9" style:family="graphic" style:parent-style-name="standard">
      <style:graphic-properties draw:fill="none" draw:textarea-horizontal-align="justify" draw:textarea-vertical-align="middle" draw:auto-grow-height="false" draw:shadow="hidden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style:text-properties fo:font-family="'XB Tabriz'" style:font-pitch="variable" fo:font-size="12pt" style:font-size-asian="12pt" style:font-family-complex="'XB Tabriz'" style:font-pitch-complex="variable" style:font-size-complex="12pt"/>
    </style:style>
    <style:style style:name="T1" style:family="text">
      <style:text-properties fo:font-family="'XB Tabriz'" style:font-pitch="variable" fo:font-size="12pt" style:font-size-asian="12pt" style:font-family-complex="'XB Tabriz'" style:font-pitch-complex="variable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0.719cm" svg:y1="3.241cm" svg:x2="1.184cm" svg:y2="3.241cm">
          <text:p/>
        </draw:line>
        <draw:line draw:style-name="gr1" draw:text-style-name="P1" draw:layer="layout" svg:x1="0.59cm" svg:y1="3.105cm" svg:x2="0.59cm" svg:y2="2.64cm">
          <text:p/>
        </draw:line>
        <draw:frame draw:style-name="gr2" draw:layer="layout" svg:width="0.596cm" svg:height="0.529cm" svg:x="1.1cm" svg:y="2.967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layer="layout" svg:width="0.596cm" svg:height="0.529cm" svg:x="0.333cm" svg:y="2.054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g>
          <draw:custom-shape draw:style-name="gr3" draw:text-style-name="P2" draw:layer="layout" svg:width="0.27cm" svg:height="0.27cm" svg:x="0.453cm" svg:y="3.1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0.115cm" svg:height="0.115cm" svg:x="0.527cm" svg:y="3.1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5" draw:text-style-name="P1" draw:layer="layout" svg:x1="3.625cm" svg:y1="2.943cm" svg:x2="5.847cm" svg:y2="1.66cm">
          <draw:glue-point draw:id="4" svg:x="-2.533cm" svg:y="2.533cm"/>
          <text:p/>
        </draw:line>
        <draw:frame draw:style-name="gr2" draw:layer="layout" svg:width="1.689cm" svg:height="0.529cm" svg:x="1.802cm" svg:y="2.052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2" draw:layer="layout" svg:width="0.497cm" svg:height="0.469cm" svg:x="5.098cm" svg:y="1.406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6" draw:text-style-name="P3" draw:id="id1" draw:layer="layout" svg:width="0.862cm" svg:height="0.911cm" svg:x="3.182cm" svg:y="0.27cm">
          <draw:text-box>
            <text:p><text:span text:style-name="T1">بار</text:span></text:p>
          </draw:text-box>
        </draw:frame>
        <draw:line draw:style-name="gr5" draw:text-style-name="P1" draw:layer="layout" svg:x1="3.406cm" svg:y1="2.347cm" svg:x2="4.241cm" svg:y2="2.347cm">
          <draw:glue-point draw:id="4" svg:x="-2.514cm" svg:y="-20cm"/>
          <text:p/>
        </draw:line>
        <draw:custom-shape draw:style-name="gr7" draw:text-style-name="P1" draw:id="id2" draw:layer="layout" svg:width="0.383cm" svg:height="0.383cm" draw:transform="rotate (0.5235987755982) translate (4.14cm 2.177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8" draw:text-style-name="P1" draw:layer="layout" svg:x1="3.625cm" svg:y1="2.932cm" svg:x2="5.837cm" svg:y2="2.932cm">
          <text:p/>
        </draw:line>
        <draw:line draw:style-name="gr8" draw:text-style-name="P1" draw:layer="layout" svg:x1="5.844cm" svg:y1="2.915cm" svg:x2="5.844cm" svg:y2="1.656cm">
          <text:p/>
        </draw:line>
        <draw:path draw:style-name="gr9" draw:text-style-name="P1" draw:layer="layout" svg:width="0.136cm" svg:height="0.314cm" svg:x="4.184cm" svg:y="2.616cm" svg:viewBox="0 0 137 315" svg:d="m0 0c84 66 137 169 137 288 0 9 0 18-1 27">
          <text:p/>
        </draw:path>
        <draw:frame draw:style-name="gr2" draw:layer="layout" svg:width="0.751cm" svg:height="0.529cm" svg:x="4.312cm" svg:y="2.39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2" draw:layer="layout" svg:width="1.709cm" svg:height="0.529cm" svg:x="3.992cm" svg:y="2.978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2" draw:layer="layout" svg:width="1.644cm" svg:height="0.529cm" svg:x="5.93cm" svg:y="2.072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connector draw:style-name="gr8" draw:text-style-name="P1" draw:layer="layout" draw:type="curve" svg:x1="4.044cm" svg:y1="0.725cm" svg:x2="4.401cm" svg:y2="1.986cm" draw:start-shape="id1" draw:start-glue-point="1" draw:end-shape="id2" draw:end-glue-point="0" svg:d="m4044 725c238 0 357 420 357 126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8.89cm" fo:page-height="3.8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khalid khan</meta:initial-creator>
    <meta:creation-date>2011-02-25T16:05:46</meta:creation-date>
    <dc:date>2011-08-24T17:47:32</dc:date>
    <dc:creator>khalid khan</dc:creator>
    <meta:editing-duration>PT05H10M19S</meta:editing-duration>
    <meta:editing-cycles>19</meta:editing-cycles>
    <meta:generator>OpenOffice.org/3.1$Linux OpenOffice.org_project/310m19$Build-9420</meta:generator>
    <meta:document-statistic meta:object-count="20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style math:fontweight="bold">
      <math:mrow>
        <math:mover math:accent="true">
          <math:msub>
            <math:mi>a</math:mi>
            <math:mi>x</math:mi>
          </math:msub>
          <math:mo math:stretchy="false">ˆ</math:mo>
        </math:mover>
      </math:mrow>
    </math:mstyle>
    <math:annotation math:encoding="StarMath 5.0">bold hat {a}_x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style math:fontweight="bold">
      <math:mrow>
        <math:mover math:accent="true">
          <math:msub>
            <math:mi>a</math:mi>
            <math:mi>y</math:mi>
          </math:msub>
          <math:mo math:stretchy="false">ˆ</math:mo>
        </math:mover>
      </math:mrow>
    </math:mstyle>
    <math:annotation math:encoding="StarMath 5.0">bold hat {a}_y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row>
      <math:mrow>
        <math:mstyle math:fontweight="bold">
          <math:mrow>
            <math:mi>F</math:mi>
          </math:mrow>
        </math:mstyle>
        <math:mo math:stretchy="false">=</math:mo>
        <math:mi>F</math:mi>
      </math:mrow>
      <math:mstyle math:fontweight="bold">
        <math:mrow>
          <math:mover math:accent="true">
            <math:msub>
              <math:mi>a</math:mi>
              <math:mi>x</math:mi>
            </math:msub>
            <math:mo math:stretchy="false">ˆ</math:mo>
          </math:mover>
        </math:mrow>
      </math:mstyle>
    </math:mrow>
    <math:annotation math:encoding="StarMath 5.0">bold F=F bold hat {a}_x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style math:fontweight="bold">
      <math:mrow>
        <math:mi>L</math:mi>
      </math:mrow>
    </math:mstyle>
    <math:annotation math:encoding="StarMath 5.0">bold L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sub>
      <math:mo math:stretchy="false">θ</math:mo>
      <math:mi math:fontstyle="italic">FL</math:mi>
    </math:msub>
    <math:annotation math:encoding="StarMath 5.0">%theta_{FL}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row>
      <math:mi>L</math:mi>
      <math:mo math:stretchy="false">c</math:mo>
      <math:msub>
        <math:mo math:stretchy="false">θ</math:mo>
        <math:mi math:fontstyle="italic">FL</math:mi>
      </math:msub>
    </math:mrow>
    <math:annotation math:encoding="StarMath 5.0">L %cos %theta_{FL}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row>
      <math:mi>L</math:mi>
      <math:mo math:stretchy="false">s</math:mo>
      <math:msub>
        <math:mo math:stretchy="false">θ</math:mo>
        <math:mi math:fontstyle="italic">FL</math:mi>
      </math:msub>
    </math:mrow>
    <math:annotation math:encoding="StarMath 5.0">L %sin %theta_{FL}</math:annotation>
  </math:semantics>
</math:math>
</file>